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 style:shadow="none"/>
    </style:style>
    <style:style style:name="Table1.A" style:family="table-column">
      <style:table-column-properties style:column-width="20.592cm" style:rel-column-width="11674*"/>
    </style:style>
    <style:style style:name="Table1.1" style:family="table-row">
      <style:table-row-properties style:min-row-height="0.074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0.592cm" table:align="margins" style:shadow="none"/>
    </style:style>
    <style:style style:name="Table3.A" style:family="table-column">
      <style:table-column-properties style:column-width="20.592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403cm" fo:margin-left="0cm" fo:margin-right="-0.005cm" table:align="margins"/>
    </style:style>
    <style:style style:name="Table4.A" style:family="table-column">
      <style:table-column-properties style:column-width="2.676cm" style:rel-column-width="1517*"/>
    </style:style>
    <style:style style:name="Table4.B" style:family="table-column">
      <style:table-column-properties style:column-width="2.558cm" style:rel-column-width="1450*"/>
    </style:style>
    <style:style style:name="Table4.C" style:family="table-column">
      <style:table-column-properties style:column-width="2.66cm" style:rel-column-width="1508*"/>
    </style:style>
    <style:style style:name="Table4.D" style:family="table-column">
      <style:table-column-properties style:column-width="3.925cm" style:rel-column-width="2225*"/>
    </style:style>
    <style:style style:name="Table4.E" style:family="table-column">
      <style:table-column-properties style:column-width="2.999cm" style:rel-column-width="1700*"/>
    </style:style>
    <style:style style:name="Table4.F" style:family="table-column">
      <style:table-column-properties style:column-width="2.836cm" style:rel-column-width="1608*"/>
    </style:style>
    <style:style style:name="Table4.G" style:family="table-column">
      <style:table-column-properties style:column-width="2.75cm" style:rel-column-width="1559*"/>
    </style:style>
    <style:style style:name="Table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G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6pt" style:font-name-asian="NSimSun" style:font-size-asian="6pt" style:font-name-complex="Courier New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5">[mb.data0;block=tbs:row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header-rows>
                <table:table-row>
                  <table:table-cell table:style-name="Table4.A1" office:value-type="string">
                    <text:p text:style-name="P1">[a.cap1]</text:p>
                  </table:table-cell>
                  <table:table-cell table:style-name="Table4.A1" office:value-type="string">
                    <text:p text:style-name="P1">[a.cap2]</text:p>
                  </table:table-cell>
                  <table:table-cell table:style-name="Table4.A1" office:value-type="string">
                    <text:p text:style-name="P1">[a.cap3]</text:p>
                  </table:table-cell>
                  <table:table-cell table:style-name="Table4.A1" table:number-columns-spanned="2" office:value-type="string">
                    <text:p text:style-name="P1">[a.cap4]</text:p>
                  </table:table-cell>
                  <table:covered-table-cell/>
                  <table:table-cell table:style-name="Table4.A1" office:value-type="string">
                    <text:p text:style-name="P2">[a.cap5]</text:p>
                  </table:table-cell>
                  <table:table-cell table:style-name="Table4.G1" office:value-type="string">
                    <text:p text:style-name="P2">[a.cap6]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">[mb.data1;block=tbs:row]</text:p>
                </table:table-cell>
                <table:table-cell table:style-name="Table4.A2" office:value-type="string">
                  <text:p text:style-name="P3">[mb.data2]</text:p>
                </table:table-cell>
                <table:table-cell table:style-name="Table4.A2" office:value-type="string">
                  <text:p text:style-name="P3">[mb.data3]</text:p>
                </table:table-cell>
                <table:table-cell table:style-name="Table4.A2" table:number-columns-spanned="2" office:value-type="string">
                  <text:p text:style-name="P3">[mb.data4]</text:p>
                  <text:p text:style-name="P3">[mb.data7]</text:p>
                </table:table-cell>
                <table:covered-table-cell/>
                <table:table-cell table:style-name="Table4.A2" office:value-type="string">
                  <text:p text:style-name="P4">[mb.data5]</text:p>
                </table:table-cell>
                <table:table-cell table:style-name="Table4.G2" office:value-type="string">
                  <text:p text:style-name="P4">[mb.data6]</text:p>
                </table:table-cell>
              </table:table-row>
              <table:table-row>
                <table:table-cell table:style-name="Table4.A3" office:value-type="string">
                  <text:p text:style-name="P1">[b.cap1]</text:p>
                </table:table-cell>
                <table:table-cell table:style-name="Table4.A3" office:value-type="string">
                  <text:p text:style-name="P1">[b.cap2]</text:p>
                </table:table-cell>
                <table:table-cell table:style-name="Table4.A3" office:value-type="string">
                  <text:p text:style-name="P1">[b.cap3]</text:p>
                </table:table-cell>
                <table:table-cell table:style-name="Table4.A3" office:value-type="string">
                  <text:p text:style-name="P1">[b.cap4]</text:p>
                </table:table-cell>
                <table:table-cell table:style-name="Table4.A3" office:value-type="string">
                  <text:p text:style-name="P1">[b.cap7]</text:p>
                </table:table-cell>
                <table:table-cell table:style-name="Table4.A3" office:value-type="string">
                  <text:p text:style-name="P2">[b.cap5]</text:p>
                </table:table-cell>
                <table:table-cell table:style-name="Table4.G3" office:value-type="string">
                  <text:p text:style-name="P2">[b.cap6]</text:p>
                </table:table-cell>
              </table:table-row>
              <table:table-row>
                <table:table-cell table:style-name="Table4.A2" office:value-type="string">
                  <text:p text:style-name="P3">[sb.data1;block=tbs:row;p1=[mb.$]] </text:p>
                </table:table-cell>
                <table:table-cell table:style-name="Table4.A2" office:value-type="string">
                  <text:p text:style-name="P3">[sb.data2;block=tbs:row;p1=[mb.$]] </text:p>
                </table:table-cell>
                <table:table-cell table:style-name="Table4.A2" office:value-type="string">
                  <text:p text:style-name="P3">[sb.data3;block=tbs:row;p1=[mb.$]] </text:p>
                </table:table-cell>
                <table:table-cell table:style-name="Table4.A2" office:value-type="string">
                  <text:p text:style-name="P3">[sb.data4;block=tbs:row;p1=[mb.$]] </text:p>
                </table:table-cell>
                <table:table-cell table:style-name="Table4.A2" office:value-type="string">
                  <text:p text:style-name="P3">[sb.data7;block=tbs:row;p1=[mb.$]] </text:p>
                </table:table-cell>
                <table:table-cell table:style-name="Table4.A2" office:value-type="string">
                  <text:p text:style-name="P4">[sb.data5;block=tbs:row;p1=[mb.$]] </text:p>
                </table:table-cell>
                <table:table-cell table:style-name="Table4.G2" office:value-type="string">
                  <text:p text:style-name="P4">[sb.data6;block=tbs:row;p1=[mb.$]] </text:p>
                </table:table-cell>
              </table:table-row>
            </table:table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14T13:57:19.77</meta:creation-date>
    <dc:date>2023-11-13T16:04:26.02</dc:date>
    <meta:editing-duration>PT44M12S</meta:editing-duration>
    <meta:editing-cycles>28</meta:editing-cycles>
    <meta:generator>OpenOffice/4.1.14$Win32 OpenOffice.org_project/4114m1$Build-9811</meta:generator>
    <dc:creator>Angelo Fernandez</dc:creator>
    <meta:document-statistic meta:table-count="3" meta:image-count="0" meta:object-count="0" meta:page-count="1" meta:paragraph-count="28" meta:word-count="28" meta:character-count="457"/>
  </office:meta>
</office:document-meta>
</file>